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" fo:font-size="10pt" style:text-underline-style="none" fo:font-weight="bold" officeooo:rsid="0000afcb" officeooo:paragraph-rsid="0000888e" style:font-size-asian="10pt" style:font-weight-asian="bold" style:font-size-complex="10pt" style:font-weight-complex="bold"/>
    </style:style>
    <style:style style:name="P2" style:family="paragraph" style:parent-style-name="Standard">
      <style:paragraph-properties>
        <style:tab-stops>
          <style:tab-stop style:position="7.699cm"/>
        </style:tab-stops>
      </style:paragraph-properties>
      <style:text-properties style:font-name="Segoe UI" fo:font-size="10pt" fo:font-weight="bold" officeooo:rsid="0000afcb" officeooo:paragraph-rsid="0000888e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Segoe UI" fo:font-size="14pt" fo:font-weight="bold" officeooo:rsid="0000afcb" officeooo:paragraph-rsid="0000888e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Segoe UI" fo:font-size="12pt" style:text-underline-style="none" fo:font-weight="bold" officeooo:rsid="0000afcb" officeooo:paragraph-rsid="0000888e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Segoe UI" fo:font-size="10pt" style:text-underline-style="none" fo:font-weight="bold" officeooo:rsid="0000afcb" officeooo:paragraph-rsid="0000888e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Segoe UI" fo:font-size="10pt" style:text-underline-style="none" fo:font-weight="bold" officeooo:rsid="0000afcb" officeooo:paragraph-rsid="00062979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Segoe UI" fo:font-size="10pt" style:text-underline-style="none" fo:font-weight="bold" officeooo:rsid="0000afcb" officeooo:paragraph-rsid="00081091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Segoe UI" fo:font-size="10pt" style:text-underline-style="none" fo:font-weight="bold" officeooo:rsid="0000afcb" officeooo:paragraph-rsid="00091a57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Segoe UI" fo:font-size="10pt" style:text-underline-style="none" fo:font-weight="bold" officeooo:rsid="0000afcb" officeooo:paragraph-rsid="000abd1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Segoe UI" fo:font-size="10pt" style:text-underline-style="none" fo:font-weight="bold" officeooo:rsid="0000afcb" officeooo:paragraph-rsid="000e4f6d" style:font-size-asian="10pt" style:font-weight-asian="bold" style:font-size-complex="10pt" style:font-weight-complex="bold"/>
    </style:style>
    <style:style style:name="P11" style:family="paragraph" style:parent-style-name="Standard" style:list-style-name="L2">
      <style:text-properties style:font-name="Segoe UI" fo:font-size="10pt" style:text-underline-style="none" fo:font-weight="normal" officeooo:rsid="00081091" officeooo:paragraph-rsid="00081091" style:font-size-asian="10pt" style:font-weight-asian="normal" style:font-size-complex="10pt" style:font-weight-complex="normal"/>
    </style:style>
    <style:style style:name="P12" style:family="paragraph" style:parent-style-name="Standard" style:list-style-name="L1">
      <style:text-properties style:font-name="Segoe UI" fo:font-size="10pt" fo:font-style="italic" style:text-underline-style="none" fo:font-weight="bold" officeooo:rsid="00062979" officeooo:paragraph-rsid="00062979" style:font-size-asian="10pt" style:font-style-asian="italic" style:font-weight-asian="bold" style:font-size-complex="10pt" style:font-style-complex="italic" style:font-weight-complex="bold"/>
    </style:style>
    <style:style style:name="P13" style:family="paragraph" style:parent-style-name="Standard">
      <style:text-properties style:font-name="Segoe UI" fo:font-size="10pt" fo:font-style="italic" style:text-underline-style="none" fo:font-weight="bold" officeooo:rsid="0000afcb" officeooo:paragraph-rsid="00062979" style:font-size-asian="10pt" style:font-style-asian="italic" style:font-weight-asian="bold" style:font-size-complex="10pt" style:font-style-complex="italic" style:font-weight-complex="bold"/>
    </style:style>
    <style:style style:name="P14" style:family="paragraph" style:parent-style-name="Standard">
      <style:text-properties style:font-name="Segoe UI" fo:font-size="10pt" fo:font-style="italic" style:text-underline-style="none" fo:font-weight="bold" officeooo:rsid="0000afcb" officeooo:paragraph-rsid="00081091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Standard">
      <style:text-properties style:font-name="Segoe UI" fo:font-size="10pt" fo:font-style="italic" style:text-underline-style="none" fo:font-weight="bold" officeooo:rsid="0000afcb" officeooo:paragraph-rsid="00091a57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Standard">
      <style:text-properties style:font-name="Segoe UI" fo:font-size="10pt" fo:font-style="italic" style:text-underline-style="none" fo:font-weight="bold" officeooo:rsid="0000afcb" officeooo:paragraph-rsid="000abd1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Standard" style:list-style-name="L4">
      <style:text-properties style:font-name="Segoe UI" fo:font-size="10pt" fo:font-style="italic" style:text-underline-style="none" fo:font-weight="bold" officeooo:rsid="0000afcb" officeooo:paragraph-rsid="000abd1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Standard">
      <style:text-properties style:font-name="Segoe UI" fo:font-size="10pt" fo:font-style="italic" style:text-underline-style="none" fo:font-weight="bold" officeooo:rsid="0000afcb" officeooo:paragraph-rsid="000de1ac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>
      <style:text-properties style:font-name="Segoe UI" fo:font-size="10pt" fo:font-style="italic" style:text-underline-style="none" fo:font-weight="bold" officeooo:rsid="0000afcb" officeooo:paragraph-rsid="000e4f6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Standard" style:list-style-name="L1">
      <style:text-properties style:font-name="Segoe UI" fo:font-size="10pt" fo:font-style="italic" style:text-underline-style="none" fo:font-weight="bold" officeooo:rsid="00081091" officeooo:paragraph-rsid="00081091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Standard" style:list-style-name="L7">
      <style:text-properties style:font-name="Segoe UI" fo:font-size="10pt" fo:font-style="italic" style:text-underline-style="none" fo:font-weight="bold" officeooo:rsid="0012e47a" officeooo:paragraph-rsid="0012e47a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Standard" style:list-style-name="L2">
      <style:text-properties style:font-name="Segoe UI" fo:font-size="10pt" fo:font-style="italic" style:text-underline-style="none" fo:font-weight="normal" officeooo:rsid="00081091" officeooo:paragraph-rsid="00081091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Standard">
      <style:text-properties style:font-name="Segoe UI" fo:font-size="10pt" fo:font-style="italic" style:text-underline-style="none" fo:font-weight="normal" officeooo:rsid="00081091" officeooo:paragraph-rsid="00081091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Standard" style:list-style-name="L3">
      <style:text-properties style:font-name="Segoe UI" fo:font-size="10pt" fo:font-style="italic" style:text-underline-style="none" fo:font-weight="normal" officeooo:rsid="00081091" officeooo:paragraph-rsid="00081091" style:font-size-asian="10pt" style:font-style-asian="italic" style:font-weight-asian="normal" style:font-size-complex="10pt" style:font-style-complex="italic" style:font-weight-complex="normal"/>
    </style:style>
    <style:style style:name="P25" style:family="paragraph" style:parent-style-name="Standard" style:list-style-name="L3">
      <style:text-properties style:font-name="Segoe UI" fo:font-size="10pt" fo:font-style="italic" style:text-underline-style="none" fo:font-weight="normal" officeooo:rsid="00091a57" officeooo:paragraph-rsid="00091a57" style:font-size-asian="10pt" style:font-style-asian="italic" style:font-weight-asian="normal" style:font-size-complex="10pt" style:font-style-complex="italic" style:font-weight-complex="normal"/>
    </style:style>
    <style:style style:name="P26" style:family="paragraph" style:parent-style-name="Standard">
      <style:text-properties style:font-name="Segoe UI" fo:font-size="10pt" fo:font-style="italic" style:text-underline-style="none" fo:font-weight="normal" officeooo:rsid="00091a57" officeooo:paragraph-rsid="00091a57" style:font-size-asian="10pt" style:font-style-asian="italic" style:font-weight-asian="normal" style:font-size-complex="10pt" style:font-style-complex="italic" style:font-weight-complex="normal"/>
    </style:style>
    <style:style style:name="P27" style:family="paragraph" style:parent-style-name="Standard" style:list-style-name="L2">
      <style:text-properties style:font-name="Segoe UI" fo:font-size="10pt" fo:font-style="italic" style:text-underline-style="none" fo:font-weight="normal" officeooo:rsid="000b5890" officeooo:paragraph-rsid="000b5890" style:font-size-asian="10pt" style:font-style-asian="italic" style:font-weight-asian="normal" style:font-size-complex="10pt" style:font-style-complex="italic" style:font-weight-complex="normal"/>
    </style:style>
    <style:style style:name="P28" style:family="paragraph" style:parent-style-name="Standard" style:list-style-name="L6">
      <style:text-properties style:font-name="Segoe UI" fo:font-size="10pt" fo:font-style="italic" style:text-underline-style="solid" style:text-underline-width="auto" style:text-underline-color="font-color" fo:font-weight="bold" officeooo:rsid="000e4f6d" officeooo:paragraph-rsid="000e4f6d" style:font-size-asian="10pt" style:font-style-asian="italic" style:font-weight-asian="bold" style:font-size-complex="10pt" style:font-style-complex="italic" style:font-weight-complex="bold"/>
    </style:style>
    <style:style style:name="P29" style:family="paragraph" style:parent-style-name="Standard" style:list-style-name="L6">
      <style:text-properties style:font-name="Segoe UI" fo:font-size="10pt" fo:font-style="italic" style:text-underline-style="solid" style:text-underline-width="auto" style:text-underline-color="font-color" fo:font-weight="bold" officeooo:rsid="000e4f6d" officeooo:paragraph-rsid="000f83cf" style:font-size-asian="10pt" style:font-style-asian="italic" style:font-weight-asian="bold" style:font-size-complex="10pt" style:font-style-complex="italic" style:font-weight-complex="bold"/>
    </style:style>
    <style:style style:name="P30" style:family="paragraph" style:parent-style-name="Standard" style:list-style-name="L6">
      <style:text-properties style:font-name="Segoe UI" fo:font-size="10pt" fo:font-style="italic" style:text-underline-style="solid" style:text-underline-width="auto" style:text-underline-color="font-color" fo:font-weight="bold" officeooo:rsid="000f83cf" officeooo:paragraph-rsid="000f83cf" style:font-size-asian="10pt" style:font-style-asian="italic" style:font-weight-asian="bold" style:font-size-complex="10pt" style:font-style-complex="italic" style:font-weight-complex="bold"/>
    </style:style>
    <style:style style:name="P31" style:family="paragraph" style:parent-style-name="Standard" style:list-style-name="L1">
      <style:text-properties officeooo:paragraph-rsid="00062979"/>
    </style:style>
    <style:style style:name="P32" style:family="paragraph" style:parent-style-name="Standard" style:list-style-name="L1">
      <style:text-properties fo:font-style="italic" style:text-underline-style="none" officeooo:rsid="00062979" officeooo:paragraph-rsid="00062979" style:font-style-asian="italic" style:font-style-complex="italic"/>
    </style:style>
    <style:style style:name="P33" style:family="paragraph" style:parent-style-name="Standard">
      <style:text-properties fo:font-style="italic" style:text-underline-style="none" officeooo:rsid="00062979" officeooo:paragraph-rsid="00062979" style:font-style-asian="italic" style:font-style-complex="italic"/>
    </style:style>
    <style:style style:name="P34" style:family="paragraph" style:parent-style-name="Standard" style:list-style-name="L4">
      <style:text-properties officeooo:paragraph-rsid="000abd1d"/>
    </style:style>
    <style:style style:name="P35" style:family="paragraph" style:parent-style-name="Standard">
      <style:text-properties officeooo:paragraph-rsid="000e4f6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7e04" style:font-weight-asian="normal" style:font-weight-complex="normal"/>
    </style:style>
    <style:style style:name="T3" style:family="text">
      <style:text-properties fo:font-weight="normal" officeooo:rsid="00062979" style:font-weight-asian="normal" style:font-weight-complex="normal"/>
    </style:style>
    <style:style style:name="T4" style:family="text">
      <style:text-properties fo:font-weight="normal" officeooo:rsid="00091a57" style:font-weight-asian="normal" style:font-weight-complex="normal"/>
    </style:style>
    <style:style style:name="T5" style:family="text">
      <style:text-properties fo:font-weight="normal" officeooo:rsid="000abd1d" style:font-weight-asian="normal" style:font-weight-complex="normal"/>
    </style:style>
    <style:style style:name="T6" style:family="text">
      <style:text-properties fo:font-weight="normal" officeooo:rsid="000de1ac" style:font-weight-asian="normal" style:font-weight-complex="normal"/>
    </style:style>
    <style:style style:name="T7" style:family="text">
      <style:text-properties officeooo:rsid="00127e04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officeooo:rsid="000f83cf" style:font-weight-asian="normal" style:font-weight-complex="normal"/>
    </style:style>
    <style:style style:name="T10" style:family="text">
      <style:text-properties officeooo:rsid="0000888e"/>
    </style:style>
    <style:style style:name="T11" style:family="text">
      <style:text-properties fo:color="#000000" fo:font-size="12pt" fo:font-style="normal" style:font-size-asian="12pt" style:font-style-asian="normal"/>
    </style:style>
    <style:style style:name="T12" style:family="text">
      <style:text-properties fo:color="#000000" fo:font-size="12pt" fo:font-style="normal" officeooo:rsid="0002d49d" style:font-size-asian="12pt" style:font-style-asian="normal"/>
    </style:style>
    <style:style style:name="T13" style:family="text">
      <style:text-properties fo:color="#000000" fo:font-size="12pt" fo:font-style="normal" fo:font-weight="normal" officeooo:rsid="0002d49d" fo:background-color="#ffffff" loext:char-shading-value="0" style:font-size-asian="12pt" style:font-style-asian="normal" style:font-weight-asian="normal" style:font-style-complex="normal" style:font-weight-complex="normal"/>
    </style:style>
    <style:style style:name="T14" style:family="text">
      <style:text-properties fo:color="#000000" fo:font-size="12pt" fo:font-style="normal" fo:font-weight="normal" officeooo:rsid="0000888e" fo:background-color="#ffffff" loext:char-shading-value="0" style:font-size-asian="12pt" style:font-style-asian="normal" style:font-weight-asian="normal" style:font-style-complex="normal" style:font-weight-complex="normal"/>
    </style:style>
    <style:style style:name="T15" style:family="text">
      <style:text-properties fo:color="#000000" fo:font-size="12pt" fo:font-style="italic" fo:font-weight="normal" officeooo:rsid="0000888e" fo:background-color="#ffffff" loext:char-shading-value="0" style:font-size-asian="12pt" style:font-style-asian="italic" style:font-weight-asian="normal" style:font-style-complex="italic" style:font-weight-complex="normal"/>
    </style:style>
    <style:style style:name="T16" style:family="text">
      <style:text-properties fo:font-size="14pt" officeooo:rsid="00127e04" style:font-size-asian="14pt" style:font-size-complex="14pt"/>
    </style:style>
    <style:style style:name="T17" style:family="text">
      <style:text-properties fo:font-size="14pt" officeooo:rsid="00033b21" style:font-size-asian="14pt" style:font-size-complex="14pt"/>
    </style:style>
    <style:style style:name="T18" style:family="text">
      <style:text-properties fo:font-size="14pt" officeooo:rsid="00062979" style:font-size-asian="14pt" style:font-size-complex="14pt"/>
    </style:style>
    <style:style style:name="T19" style:family="text">
      <style:text-properties fo:font-size="14pt" style:text-underline-style="solid" style:text-underline-width="auto" style:text-underline-color="font-color" officeooo:rsid="00062979" style:font-size-asian="14pt" style:font-size-complex="14pt"/>
    </style:style>
    <style:style style:name="T20" style:family="text">
      <style:text-properties fo:font-size="14pt" fo:font-style="normal" style:text-underline-style="solid" style:text-underline-width="auto" style:text-underline-color="font-color" officeooo:rsid="00081091" style:font-size-asian="14pt" style:font-style-asian="normal" style:font-size-complex="14pt" style:font-style-complex="normal"/>
    </style:style>
    <style:style style:name="T21" style:family="text">
      <style:text-properties fo:font-size="14pt" fo:font-style="normal" style:text-underline-style="solid" style:text-underline-width="auto" style:text-underline-color="font-color" officeooo:rsid="00091a57" style:font-size-asian="14pt" style:font-style-asian="normal" style:font-size-complex="14pt" style:font-style-complex="normal"/>
    </style:style>
    <style:style style:name="T22" style:family="text">
      <style:text-properties fo:font-size="14pt" fo:font-style="normal" style:text-underline-style="solid" style:text-underline-width="auto" style:text-underline-color="font-color" officeooo:rsid="000abd1d" style:font-size-asian="14pt" style:font-style-asian="normal" style:font-size-complex="14pt" style:font-style-complex="normal"/>
    </style:style>
    <style:style style:name="T23" style:family="text">
      <style:text-properties fo:font-size="14pt" fo:font-style="normal" style:text-underline-style="solid" style:text-underline-width="auto" style:text-underline-color="font-color" officeooo:rsid="001050a7" style:font-size-asian="14pt" style:font-style-asian="normal" style:font-size-complex="14pt" style:font-style-complex="normal"/>
    </style:style>
    <style:style style:name="T24" style:family="text">
      <style:text-properties fo:font-size="14pt" fo:font-style="normal" officeooo:rsid="00062979" style:font-size-asian="14pt" style:font-style-asian="normal" style:font-size-complex="14pt" style:font-style-complex="normal"/>
    </style:style>
    <style:style style:name="T25" style:family="text">
      <style:text-properties fo:font-size="14pt" fo:font-style="normal" officeooo:rsid="00127e04" style:font-size-asian="14pt" style:font-style-asian="normal" style:font-size-complex="14pt" style:font-style-complex="normal"/>
    </style:style>
    <style:style style:name="T26" style:family="text">
      <style:text-properties fo:font-size="14pt" fo:font-style="normal" officeooo:rsid="00081091" style:font-size-asian="14pt" style:font-style-asian="normal" style:font-size-complex="14pt" style:font-style-complex="normal"/>
    </style:style>
    <style:style style:name="T27" style:family="text">
      <style:text-properties fo:font-size="14pt" fo:font-style="normal" officeooo:rsid="00091a57" style:font-size-asian="14pt" style:font-style-asian="normal" style:font-size-complex="14pt" style:font-style-complex="normal"/>
    </style:style>
    <style:style style:name="T28" style:family="text">
      <style:text-properties fo:font-size="14pt" fo:font-style="normal" officeooo:rsid="000abd1d" style:font-size-asian="14pt" style:font-style-asian="normal" style:font-size-complex="14pt" style:font-style-complex="normal"/>
    </style:style>
    <style:style style:name="T29" style:family="text">
      <style:text-properties fo:font-size="14pt" fo:font-style="normal" officeooo:rsid="000cbe35" style:font-size-asian="14pt" style:font-style-asian="normal" style:font-size-complex="14pt" style:font-style-complex="normal"/>
    </style:style>
    <style:style style:name="T30" style:family="text">
      <style:text-properties fo:font-size="14pt" fo:font-style="normal" officeooo:rsid="000e4f6d" style:font-size-asian="14pt" style:font-style-asian="normal" style:font-size-complex="14pt" style:font-style-complex="normal"/>
    </style:style>
    <style:style style:name="T31" style:family="text">
      <style:text-properties fo:font-size="14pt" fo:font-style="normal" officeooo:rsid="001050a7" style:font-size-asian="14pt" style:font-style-asian="normal" style:font-size-complex="14pt" style:font-style-complex="normal"/>
    </style:style>
    <style:style style:name="T32" style:family="text">
      <style:text-properties style:text-underline-style="solid" style:text-underline-width="auto" style:text-underline-color="font-color" fo:font-weight="normal" officeooo:rsid="00091a57" style:font-weight-asian="normal" style:font-weight-complex="normal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fo:font-weight="normal" officeooo:rsid="00062979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091a57" style:font-style-asian="italic" style:font-weight-asian="normal" style:font-style-complex="italic" style:font-weight-complex="normal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127e04" style:font-style-asian="normal" style:font-style-complex="normal"/>
    </style:style>
    <style:style style:name="T38" style:family="text">
      <style:text-properties fo:font-style="normal" officeooo:rsid="0008ac49" style:font-style-asian="normal" style:font-style-complex="normal"/>
    </style:style>
    <style:style style:name="T39" style:family="text">
      <style:text-properties fo:font-style="normal" officeooo:rsid="00091a57" style:font-style-asian="normal" style:font-style-complex="normal"/>
    </style:style>
    <style:style style:name="T40" style:family="text">
      <style:text-properties fo:font-style="normal" officeooo:rsid="000cbe35" style:font-style-asian="normal" style:font-style-complex="normal"/>
    </style:style>
    <style:style style:name="T41" style:family="text">
      <style:text-properties fo:font-style="normal" officeooo:rsid="000de1ac" style:font-style-asian="normal" style:font-style-complex="normal"/>
    </style:style>
    <style:style style:name="T42" style:family="text">
      <style:text-properties fo:font-style="normal" officeooo:rsid="0011b39c" style:font-style-asian="normal" style:font-style-complex="normal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08ac49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091a57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0abd1d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0de1ac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127e04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0f83cf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11b39c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solid" style:text-underline-width="auto" style:text-underline-color="font-color" fo:font-weight="normal" officeooo:rsid="00091a57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solid" style:text-underline-width="auto" style:text-underline-color="font-color" fo:font-weight="normal" officeooo:rsid="000abd1d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solid" style:text-underline-width="auto" style:text-underline-color="font-color" fo:font-weight="normal" officeooo:rsid="000de1ac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solid" style:text-underline-width="auto" style:text-underline-color="font-color" fo:font-weight="normal" officeooo:rsid="0011b39c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7" style:family="text">
      <style:text-properties fo:font-style="normal" style:text-underline-style="solid" style:text-underline-width="auto" style:text-underline-color="font-color" officeooo:rsid="000cbe35" style:font-style-asian="normal" style:font-style-complex="normal"/>
    </style:style>
    <style:style style:name="T5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0f83cf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style:font-style-asian="normal" style:font-style-complex="normal"/>
    </style:style>
    <style:style style:name="T61" style:family="text">
      <style:text-properties fo:font-style="normal" style:text-underline-style="none" officeooo:rsid="000f83cf" style:font-style-asian="normal" style:font-style-complex="normal"/>
    </style:style>
    <style:style style:name="T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style:font-name="Segoe UI" fo:font-size="10pt" fo:font-style="italic" style:text-underline-style="none" fo:font-weight="normal" officeooo:rsid="00062979" style:font-size-asian="10pt" style:font-style-asian="italic" style:font-weight-asian="normal" style:font-size-complex="10pt" style:font-style-complex="italic" style:font-weight-complex="normal"/>
    </style:style>
    <style:style style:name="T64" style:family="text">
      <style:text-properties style:font-name="Segoe UI" fo:font-size="10pt" fo:font-style="normal" style:text-underline-style="none" fo:font-weight="normal" officeooo:rsid="00062979" style:font-size-asian="10pt" style:font-style-asian="normal" style:font-weight-asian="normal" style:font-size-complex="10pt" style:font-style-complex="normal" style:font-weight-complex="normal"/>
    </style:style>
    <style:style style:name="T65" style:family="text">
      <style:text-properties style:font-name="Segoe UI" fo:font-size="10pt" fo:font-style="normal" style:text-underline-style="none" fo:font-weight="normal" officeooo:rsid="000abd1d" style:font-size-asian="10pt" style:font-style-asian="normal" style:font-weight-asian="normal" style:font-size-complex="10pt" style:font-style-complex="normal" style:font-weight-complex="normal"/>
    </style:style>
    <style:style style:name="T66" style:family="text">
      <style:text-properties style:font-name="Segoe UI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67" style:family="text">
      <style:text-properties style:font-name="Segoe UI" fo:font-size="10pt" fo:font-style="normal" style:text-underline-style="solid" style:text-underline-width="auto" style:text-underline-color="font-color" fo:font-weight="normal" officeooo:rsid="00062979" style:font-size-asian="10pt" style:font-style-asian="normal" style:font-weight-asian="normal" style:font-size-complex="10pt" style:font-style-complex="normal" style:font-weight-complex="normal"/>
    </style:style>
    <style:style style:name="T68" style:family="text">
      <style:text-properties style:font-name="Segoe UI" fo:font-size="10pt" fo:font-style="normal" style:text-underline-style="solid" style:text-underline-width="auto" style:text-underline-color="font-color" fo:font-weight="normal" officeooo:rsid="000abd1d" style:font-size-asian="10pt" style:font-style-asian="normal" style:font-weight-asian="normal" style:font-size-complex="10pt" style:font-style-complex="normal" style:font-weight-complex="normal"/>
    </style:style>
    <style:style style:name="T69" style:family="text">
      <style:text-properties style:font-name="Segoe U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0" style:family="text"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T71" style:family="text">
      <style:text-properties style:font-name="Segoe UI" fo:font-size="10pt" style:text-underline-style="none" fo:font-weight="normal" officeooo:rsid="00062979" style:font-size-asian="10pt" style:font-weight-asian="normal" style:font-size-complex="10pt" style:font-weight-complex="normal"/>
    </style:style>
    <style:style style:name="T72" style:family="text">
      <style:text-properties style:font-name="Segoe UI" fo:font-size="10pt" style:text-underline-style="none" fo:font-weight="bold" officeooo:rsid="00127e04" style:font-size-asian="10pt" style:font-weight-asian="bold" style:font-size-complex="10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1">Pre-condizioni </text:span><text:span text:style-name="T12">generali </text:span><text:span text:style-name="T11">: </text:span><text:span text:style-name="T13">L’attore è identificato con un’istanza </text:span><text:span text:style-name="T15">o</text:span><text:span text:style-name="T13"> di </text:span><text:span text:style-name="T14">Organizzatore</text:span></text:p>
      <text:p text:style-name="P3"/>
      <text:p text:style-name="P3"><text:span text:style-name="T10">1</text:span>. <text:span text:style-name="T7">consultaTabelloneTurni</text:span>(<text:span text:style-name="T8">)</text:span></text:p>
      <text:p text:style-name="P4"/>
      <text:p text:style-name="P1">Pre-condizioni : <text:span text:style-name="T2">assenti, potrebbe essere eseguita in qualsiasi momento / UC</text:span></text:p>
      <text:p text:style-name="P1">Post-condizioni : <text:span text:style-name="T2">assenti, è un’interrogazione al sistema</text:span></text:p>
      <text:p text:style-name="P1"><text:span text:style-name="T2"/></text:p>
      <text:p text:style-name="P1"><text:span text:style-name="T2"/></text:p>
      <text:p text:style-name="P1"><text:span text:style-name="T16">2. </text:span><text:span text:style-name="T17">crea</text:span><text:span text:style-name="T16">Evento(</text:span><text:span text:style-name="T19">luogo</text:span><text:span text:style-name="T18"> : testo, </text:span><text:span text:style-name="T19">partecipanti</text:span><text:span text:style-name="T18"> : intero, </text:span><text:span text:style-name="T19">elegante</text:span><text:span text:style-name="T18"> : sì/no, </text:span><text:span text:style-name="T19">privato</text:span><text:span text:style-name="T18"> : sì/no</text:span><text:span text:style-name="T16">)</text:span><text:span text:style-name="T2"> </text:span></text:p>
      <text:p text:style-name="P1"><text:span text:style-name="T2"/></text:p>
      <text:p text:style-name="P1"><text:span text:style-name="T2"><text:s/></text:span><text:span text:style-name="T7">Pre-condizioni:</text:span></text:p>
      <text:p text:style-name="P1"><text:span text:style-name="T2"><text:s/></text:span><text:span text:style-name="T7">Post-condizioni: </text:span></text:p>
      <text:list xml:id="list171439131" text:style-name="L1">
        <text:list-item>
          <text:p text:style-name="P12"><text:span text:style-name="T43">è stata creata un’istanza </text:span><text:span text:style-name="T1">ev</text:span><text:span text:style-name="T43"> di Evento</text:span></text:p>
        </text:list-item>
        <text:list-item>
          <text:p text:style-name="P20"><text:span text:style-name="T1">o</text:span><text:span text:style-name="T43"> </text:span><text:span text:style-name="T36">organizza</text:span><text:span text:style-name="T43"> </text:span><text:span text:style-name="T1">ev</text:span></text:p>
        </text:list-item>
        <text:list-item>
          <text:p text:style-name="P12"><text:span text:style-name="T1">ev.</text:span><text:span text:style-name="T43">luogo = </text:span><text:span text:style-name="T51">luogo</text:span></text:p>
        </text:list-item>
        <text:list-item>
          <text:p text:style-name="P12"><text:span text:style-name="T1">ev.</text:span><text:span text:style-name="T43">partecipanti </text:span><text:span text:style-name="T44">attesi</text:span><text:span text:style-name="T43"> = </text:span><text:span text:style-name="T51">partecipanti</text:span></text:p>
        </text:list-item>
        <text:list-item>
          <text:p text:style-name="P31"><text:span text:style-name="T63">ev.</text:span><text:span text:style-name="T64">elegante = </text:span><text:span text:style-name="T67">elegante</text:span></text:p>
        </text:list-item>
        <text:list-item>
          <text:p text:style-name="P32"><text:span text:style-name="T70">ev.</text:span><text:span text:style-name="T69">privato = </text:span><text:span text:style-name="T66">privato</text:span></text:p>
        </text:list-item>
      </text:list>
      <text:p text:style-name="P33"><text:span text:style-name="T66"/></text:p>
      <text:p text:style-name="P33"><text:span text:style-name="T66"/></text:p>
      <text:p text:style-name="P13"><text:span text:style-name="T24">3</text:span><text:span text:style-name="T25">. </text:span><text:span text:style-name="T24">aggiungiServizio</text:span><text:span text:style-name="T25">(</text:span><text:span text:style-name="T20">tipoServizio</text:span><text:span text:style-name="T24"> : testo, </text:span><text:span text:style-name="T20">durata</text:span><text:span text:style-name="T24"> : intero, </text:span><text:span text:style-name="T20">data</text:span><text:span text:style-name="T24"> : </text:span><text:span text:style-name="T26">Data, </text:span><text:span text:style-name="T21">partecipanti</text:span><text:span text:style-name="T27"> : intero</text:span><text:span text:style-name="T25">)</text:span></text:p>
      <text:p text:style-name="P1"><text:span text:style-name="T2"/></text:p>
      <text:p text:style-name="P6"><text:span text:style-name="T7">Pre-condizioni: </text:span><text:span text:style-name="T3">è in corso la definizione di un Evento </text:span><text:span text:style-name="T34">ev</text:span></text:p>
      <text:p text:style-name="P6"><text:span text:style-name="T7">Post-condizioni:</text:span><text:span text:style-name="T2"> </text:span><text:span text:style-name="T4">se </text:span><text:span text:style-name="T32">partecipanti</text:span><text:span text:style-name="T4"> &lt;= </text:span><text:span text:style-name="T35">ev</text:span><text:span text:style-name="T45">.</text:span><text:span text:style-name="T46">partecipanti attesi</text:span></text:p>
      <text:list xml:id="list3129606952" text:style-name="L2">
        <text:list-item>
          <text:p text:style-name="P11">è stata creata un’istanza <text:span text:style-name="T33">serv</text:span><text:span text:style-name="T36"> di Servizio</text:span></text:p>
        </text:list-item>
        <text:list-item>
          <text:p text:style-name="P22">ev<text:span text:style-name="T36"> </text:span><text:span text:style-name="T62">prevede</text:span><text:span text:style-name="T36"> </text:span>serv</text:p>
        </text:list-item>
        <text:list-item>
          <text:p text:style-name="P22">serv<text:span text:style-name="T36">.tipo </text:span><text:span text:style-name="T38">s</text:span><text:span text:style-name="T36">ervizio = </text:span><text:span text:style-name="T56">tipoServizio</text:span></text:p>
        </text:list-item>
        <text:list-item>
          <text:p text:style-name="P11"><text:span text:style-name="T33">serv.</text:span><text:span text:style-name="T36">durata = </text:span><text:span text:style-name="T56">durata</text:span></text:p>
        </text:list-item>
        <text:list-item>
          <text:p text:style-name="P22">serv.<text:span text:style-name="T36">data = </text:span><text:span text:style-name="T56">data</text:span></text:p>
        </text:list-item>
        <text:list-item>
          <text:p text:style-name="P27">serv.<text:span text:style-name="T36">partecipanti </text:span><text:span text:style-name="T40">= </text:span><text:span text:style-name="T57">partecipanti</text:span></text:p>
        </text:list-item>
      </text:list>
      <text:p text:style-name="P23"><text:span text:style-name="T60"/></text:p>
      <text:p text:style-name="P23"><text:span text:style-name="T60"/></text:p>
      <text:p text:style-name="P14"><text:span text:style-name="T26">4</text:span><text:span text:style-name="T25">. </text:span><text:span text:style-name="T26">scegliChef</text:span><text:span text:style-name="T25">(</text:span><text:span text:style-name="T20">chef</text:span><text:span text:style-name="T26"> : Chef</text:span><text:span text:style-name="T25">)</text:span></text:p>
      <text:p text:style-name="P7"><text:span text:style-name="T2"/></text:p>
      <text:p text:style-name="P7"><text:span text:style-name="T7">Pre-condizioni: </text:span><text:span text:style-name="T3">è in corso la definizione di un Evento </text:span><text:span text:style-name="T34">ev</text:span></text:p>
      <text:p text:style-name="P14"><text:span text:style-name="T37">Post-condizioni:</text:span></text:p>
      <text:list xml:id="list152077362" text:style-name="L3">
        <text:list-item>
          <text:p text:style-name="P24"><text:span text:style-name="T37">[ </text:span><text:span text:style-name="T36">se esiste uno Chef </text:span>ch <text:span text:style-name="T36">tale che </text:span>ev <text:span text:style-name="T62">è assegnato a </text:span>ch<text:span text:style-name="T36"> ] <text:s/>la relazione </text:span><text:span text:style-name="T62">è assegnato a </text:span><text:span text:style-name="T36">tra </text:span>ev<text:span text:style-name="T36"> e </text:span>ch<text:span text:style-name="T36"> è eliminata</text:span></text:p>
        </text:list-item>
        <text:list-item>
          <text:p text:style-name="P24">ev<text:span text:style-name="T36"> </text:span><text:span text:style-name="T62">è assegnato a </text:span><text:span text:style-name="T56">chef</text:span></text:p>
        </text:list-item>
      </text:list>
      <text:p text:style-name="P23"><text:span text:style-name="T60"/></text:p>
      <text:p text:style-name="P23"><text:span text:style-name="T60"/></text:p>
      <text:p text:style-name="P15"><text:span text:style-name="T28">5</text:span><text:span text:style-name="T25">. </text:span><text:span text:style-name="T27">modificaPartecipantiAttesi</text:span><text:span text:style-name="T25">(</text:span><text:span text:style-name="T21">numeroPartecipanti</text:span><text:span text:style-name="T27"> : intero</text:span><text:span text:style-name="T25">)</text:span></text:p>
      <text:p text:style-name="P8"><text:span text:style-name="T2"/></text:p>
      <text:p text:style-name="P8"><text:span text:style-name="T7">Pre-condizioni: </text:span><text:span text:style-name="T3">è in corso la definizione di un Evento </text:span><text:span text:style-name="T34">ev</text:span></text:p>
      <text:p text:style-name="P15"><text:span text:style-name="T37">Post-condizioni: </text:span><text:span text:style-name="T45">se per ogni Servizio </text:span><text:span text:style-name="T4">serv</text:span><text:span text:style-name="T45"> tale che </text:span><text:span text:style-name="T4">ev</text:span><text:span text:style-name="T45"> </text:span><text:span text:style-name="T39">prevede</text:span><text:span text:style-name="T45"> </text:span><text:span text:style-name="T4">serv </text:span><text:span text:style-name="T45">si ha </text:span><text:span text:style-name="T4">serv.</text:span><text:span text:style-name="T45">partecipanti &lt;= </text:span><text:span text:style-name="T52">numeroPartecipanti</text:span></text:p>
      <text:list xml:id="list162903502750272" text:continue-numbering="true" text:style-name="L3">
        <text:list-item>
          <text:p text:style-name="P25">ev.<text:span text:style-name="T36">partecipanti attesi = </text:span><text:span text:style-name="T56">numeroPartecipanti</text:span></text:p>
        </text:list-item>
      </text:list>
      <text:p text:style-name="P26"><text:soft-page-break/><text:span text:style-name="T56"/></text:p>
      <text:p text:style-name="P16"><text:span text:style-name="T37"/></text:p>
      <text:p text:style-name="P16"><text:span text:style-name="T28">6</text:span><text:span text:style-name="T25">. </text:span><text:span text:style-name="T28">scegliMembroPersonale</text:span><text:span text:style-name="T25">(</text:span><text:span text:style-name="T22">membro</text:span><text:span text:style-name="T28"> : </text:span><text:span text:style-name="T29">PersonaleDiServizio</text:span><text:span text:style-name="T28">, </text:span><text:span text:style-name="T22">servizio</text:span><text:span text:style-name="T28"> : Servizio, </text:span><text:span text:style-name="T22">ruolo?</text:span><text:span text:style-name="T28"> : testo</text:span><text:span text:style-name="T25">)</text:span></text:p>
      <text:p text:style-name="P9"><text:span text:style-name="T2"/></text:p>
      <text:p text:style-name="P9"><text:span text:style-name="T7">Pre-condizioni: </text:span></text:p>
      <text:list xml:id="list2663719265" text:style-name="L4">
        <text:list-item>
          <text:p text:style-name="P34"><text:span text:style-name="T71">è in corso la definizione di un Evento </text:span><text:span text:style-name="T63">ev</text:span></text:p>
        </text:list-item>
        <text:list-item>
          <text:p text:style-name="P17"><text:span text:style-name="T5">ev</text:span><text:span text:style-name="T46"> prevede </text:span><text:span text:style-name="T53">servizio</text:span></text:p>
        </text:list-item>
      </text:list>
      <text:p text:style-name="P18"><text:span text:style-name="T37">Post-condizioni: </text:span></text:p>
      <text:p text:style-name="P18"><text:span text:style-name="T47">se esiste un Turno di Servizio </text:span><text:span text:style-name="T6">ts</text:span><text:span text:style-name="T47"> tale che </text:span><text:span text:style-name="T54">servizio</text:span><text:span text:style-name="T47"> </text:span><text:span text:style-name="T41">è effettuato in </text:span><text:span text:style-name="T6">ts</text:span><text:span text:style-name="T47"> AND </text:span><text:span text:style-name="T54">membro</text:span><text:span text:style-name="T47"> </text:span><text:span text:style-name="T41">è disponibile in </text:span><text:span text:style-name="T6">ts</text:span></text:p>
      <text:list xml:id="list1182829849" text:style-name="L6">
        <text:list-item>
          <text:p text:style-name="P28"><text:span text:style-name="T47">m</text:span><text:span text:style-name="T43">embro</text:span><text:span text:style-name="T58"> </text:span><text:span text:style-name="T60">è chiamato per</text:span><text:span text:style-name="T58"> </text:span><text:span text:style-name="T43">servizio</text:span></text:p>
        </text:list-item>
        <text:list-item>
          <text:p text:style-name="P29"><text:span text:style-name="T58">[ se è specificato un </text:span><text:span text:style-name="T43">ruolo</text:span><text:span text:style-name="T58"> ] </text:span></text:p>
          <text:list>
            <text:list-item>
              <text:p text:style-name="P29"><text:span text:style-name="T59">[ se non esiste un RuoloPersonale per la relazione </text:span><text:span text:style-name="T61">è chiamato per</text:span><text:span text:style-name="T59"> tra </text:span><text:span text:style-name="T49">membro</text:span><text:span text:style-name="T59"> e </text:span><text:span text:style-name="T49">servizio</text:span><text:span text:style-name="T59"> ] </text:span></text:p>
              <text:list>
                <text:list-item>
                  <text:p text:style-name="P29"><text:span text:style-name="T59">è stata creata una istanza di RuoloPersonale </text:span><text:span text:style-name="T9">r</text:span><text:span text:style-name="T59"> </text:span></text:p>
                </text:list-item>
              </text:list>
            </text:list-item>
            <text:list-item>
              <text:p text:style-name="P30"><text:span text:style-name="T9">r</text:span><text:span text:style-name="T58">.ruolo = </text:span><text:span text:style-name="T43">ruolo</text:span></text:p>
            </text:list-item>
          </text:list>
        </text:list-item>
      </text:list>
      <text:p text:style-name="P18"><text:span text:style-name="T47"/></text:p>
      <text:p text:style-name="P18"><text:span text:style-name="T47"/></text:p>
      <text:p text:style-name="P18"><text:span text:style-name="T47"/></text:p>
      <text:p text:style-name="P18"><text:span text:style-name="T47"/></text:p>
      <text:p text:style-name="P18"><text:span text:style-name="T47"/></text:p>
      <text:p text:style-name="P19"><text:span text:style-name="T30">7</text:span><text:span text:style-name="T25">. </text:span><text:span text:style-name="T31">cancellaEvento</text:span><text:span text:style-name="T25">(</text:span><text:span text:style-name="T23">evento</text:span><text:span text:style-name="T31"> : Evento</text:span><text:span text:style-name="T25">)</text:span></text:p>
      <text:p text:style-name="P10"><text:span text:style-name="T2"/></text:p>
      <text:p text:style-name="P35"><text:span text:style-name="T72">Pre-condizioni: </text:span><text:span text:style-name="T65">--</text:span></text:p>
      <text:p text:style-name="P19"><text:span text:style-name="T37">Post-condizioni: </text:span><text:span text:style-name="T50">Se i lavori per </text:span><text:span text:style-name="T55">evento</text:span><text:span text:style-name="T50"> non sono ancora iniziati</text:span></text:p>
      <text:list xml:id="list12902740" text:style-name="L7">
        <text:list-item>
          <text:p text:style-name="P21"><text:span text:style-name="T50">p</text:span><text:span text:style-name="T43">er ogni Servizio </text:span><text:span text:style-name="T1">serv</text:span><text:span text:style-name="T43"> tale che </text:span><text:span text:style-name="T51">evento</text:span><text:span text:style-name="T43"> </text:span><text:span text:style-name="T36">prevede</text:span><text:span text:style-name="T43"> </text:span><text:span text:style-name="T1">serv</text:span></text:p>
        </text:list-item>
      </text:list>
      <text:p text:style-name="P19"><text:span text:style-name="T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6-24T16:29:00.998000000</dc:date>
    <meta:editing-duration>PT47M34S</meta:editing-duration>
    <meta:editing-cycles>4</meta:editing-cycles>
    <meta:document-statistic meta:table-count="0" meta:image-count="0" meta:object-count="0" meta:page-count="2" meta:paragraph-count="46" meta:word-count="332" meta:character-count="2062" meta:non-whitespace-character-count="1789"/>
  </office:meta>
</office:document-meta>
</file>